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4" style:family="paragraph" style:parent-style-name="Standard">
      <style:text-properties style:font-name="Calibri1"/>
    </style:style>
    <style:style style:name="P5" style:family="paragraph" style:parent-style-name="Standard">
      <style:text-properties style:font-name="Calibri1" fo:font-size="9pt" style:font-size-asian="9pt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text-properties style:font-name="Calibri1" officeooo:rsid="002df41c" officeooo:paragraph-rsid="002df41c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8243e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df41c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82248" style:font-size-asian="7pt" style:font-size-complex="7pt"/>
    </style:style>
    <style:style style:name="P13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fffe7" officeooo:paragraph-rsid="002fffe7" style:font-size-asian="7pt" style:font-size-complex="7pt"/>
    </style:style>
    <style:style style:name="P1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1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43e" officeooo:paragraph-rsid="0028243e" style:font-size-asian="7pt" style:font-size-complex="7pt"/>
    </style:style>
    <style:style style:name="P2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8d4d" officeooo:paragraph-rsid="002e8d4d" style:font-size-asian="7pt" style:font-size-complex="7pt"/>
    </style:style>
    <style:style style:name="P21" style:family="paragraph" style:parent-style-name="Standard">
      <style:paragraph-properties fo:line-height="115%" fo:orphans="0" fo:widows="0"/>
      <style:text-properties style:font-name="Calibri1" fo:font-size="7pt" officeooo:rsid="002e8d4d" officeooo:paragraph-rsid="002e8d4d" style:font-size-asian="7pt" style:font-size-complex="7pt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24" style:family="paragraph" style:parent-style-name="Standard">
      <style:paragraph-properties fo:line-height="115%" fo:orphans="0" fo:widows="0"/>
      <style:text-properties style:font-name="Calibri1" fo:font-size="7pt" officeooo:rsid="002df41c" officeooo:paragraph-rsid="002df41c" style:font-size-asian="7pt" style:font-size-complex="7pt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b7f80" officeooo:paragraph-rsid="002b7f80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20d9" officeooo:paragraph-rsid="002f20d9" style:font-size-asian="7pt" style:font-size-complex="7pt"/>
    </style:style>
    <style:style style:name="P28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3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a411" officeooo:paragraph-rsid="002aa411" style:font-size-asian="7pt" style:font-size-complex="7pt"/>
    </style:style>
    <style:style style:name="P31" style:family="paragraph" style:parent-style-name="Standard">
      <style:paragraph-properties fo:line-height="115%" fo:orphans="0" fo:widows="0"/>
      <style:text-properties style:font-name="Calibri1" fo:font-size="7pt" officeooo:rsid="002fbe4b" officeooo:paragraph-rsid="002fbe4b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be4b" officeooo:paragraph-rsid="002fbe4b" style:font-size-asian="7pt" style:font-size-complex="7pt"/>
    </style:style>
    <style:style style:name="P33" style:family="paragraph" style:parent-style-name="Standard">
      <style:paragraph-properties fo:line-height="115%" fo:orphans="0" fo:widows="0"/>
      <style:text-properties style:font-name="Calibri1" fo:font-size="7pt" officeooo:rsid="002fffe7" officeooo:paragraph-rsid="002fffe7" style:font-size-asian="7pt" style:font-size-complex="7pt"/>
    </style:style>
    <style:style style:name="P3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ffe7" officeooo:paragraph-rsid="002fffe7" style:font-size-asian="7pt" style:font-size-complex="7pt"/>
    </style:style>
    <style:style style:name="P3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fo:font-style="normal" officeooo:rsid="0028243e" officeooo:paragraph-rsid="0028243e" style:font-size-asian="7pt" style:font-style-asian="normal" style:font-size-complex="7pt" style:font-style-complex="normal"/>
    </style:style>
    <style:style style:name="T1" style:family="text">
      <style:text-properties officeooo:rsid="002f20d9"/>
    </style:style>
    <style:style style:name="T2" style:family="text">
      <style:text-properties officeooo:rsid="001d9a52"/>
    </style:style>
    <style:style style:name="T3" style:family="text">
      <style:text-properties officeooo:rsid="002fbe4b"/>
    </style:style>
    <style:style style:name="T4" style:family="text">
      <style:text-properties officeooo:rsid="002ff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ater Creation</text:p>
      <text:p text:style-name="P5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Strike</text:p>
          </table:table-cell>
          <table:table-cell table:style-name="Table1.A1" office:value-type="string">
            <text:p text:style-name="P6">Block</text:p>
          </table:table-cell>
          <table:table-cell table:style-name="Table1.A1" office:value-type="string">
            <text:p text:style-name="P6">Shoot</text:p>
          </table:table-cell>
          <table:table-cell table:style-name="Table1.A1" office:value-type="string">
            <text:p text:style-name="P6">Dodge</text:p>
          </table:table-cell>
          <table:table-cell table:style-name="Table1.A1" office:value-type="string">
            <text:p text:style-name="P6">Zap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4"/>
      <text:p text:style-name="P5">Special Mechanics</text:p>
      <text:p text:style-name="P5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Category</text:p>
          </table:table-cell>
          <table:table-cell table:style-name="Table2.A1" office:value-type="string">
            <text:p text:style-name="P2">Cost</text:p>
          </table:table-cell>
          <table:table-cell table:style-name="Table2.A1" office:value-type="string">
            <text:p text:style-name="P2">Burn</text:p>
          </table:table-cell>
          <table:table-cell table:style-name="Table2.A1" office:value-type="string">
            <text:p text:style-name="P3">Effects</text:p>
          </table:table-cell>
          <table:table-cell table:style-name="Table2.A1" office:value-type="string">
            <text:p text:style-name="P2">Enhancements</text:p>
          </table:table-cell>
        </table:table-row>
        <table:table-row table:style-name="Table2.1">
          <table:table-cell table:style-name="Table2.A1" office:value-type="string">
            <text:p text:style-name="P28">Drowning Attack</text:p>
          </table:table-cell>
          <table:table-cell table:style-name="Table2.A1" office:value-type="string">
            <text:p text:style-name="P28">Attack, Ranged, One Targe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6</text:p>
          </table:table-cell>
          <table:table-cell table:style-name="Table2.A1" office:value-type="string">
            <text:list xml:id="list981170714" text:style-name="WWNum2">
              <text:list-item>
                <text:p text:style-name="P29">Damage (1d8 + SKL) (Penetrating, Drowning)</text:p>
              </text:list-item>
              <text:list-item>
                <text:p text:style-name="P29">Knock (0)</text:p>
              </text:list-item>
              <text:list-item>
                <text:p text:style-name="P29">Negated By (Self-Contained Breathing, Water Breathing)</text:p>
              </text:list-item>
              <text:list-item>
                <text:p text:style-name="P29">Range Band (4)</text:p>
              </text:list-item>
            </text:list>
          </table:table-cell>
          <table:table-cell table:style-name="Table2.A1" office:value-type="string">
            <text:list xml:id="list2040421184" text:style-name="WWNum1">
              <text:list-item>
                <text:p text:style-name="P12">Accuracy +2 / x2 / +0B / 10P</text:p>
              </text:list-item>
              <text:list-item>
                <text:p text:style-name="P16">Choke – Power gains Choke (Toughness) / x1 / +1B / 10P</text:p>
              </text:list-item>
              <text:list-item>
                <text:p text:style-name="P16">Crashing Wave – Power gains Prone (Muscle, Reflex) / x1 / +1B / 10P</text:p>
              </text:list-item>
              <text:list-item>
                <text:p text:style-name="P12">Burn -1 / x3 / -- / 10P</text:p>
              </text:list-item>
              <text:list-item>
                <text:p text:style-name="P12">Dmg Die / x2 / +1B / <text:span text:style-name="T2">3</text:span>0P</text:p>
              </text:list-item>
              <text:list-item>
                <text:p text:style-name="P12">Dmg Die / x2 / -2A / <text:span text:style-name="T2">3</text:span>0P</text:p>
              </text:list-item>
              <text:list-item>
                <text:p text:style-name="P12">Range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8">Flow</text:p>
          </table:table-cell>
          <table:table-cell table:style-name="Table2.A1" office:value-type="string">
            <text:p text:style-name="P28">Movement</text:p>
          </table:table-cell>
          <table:table-cell table:style-name="Table2.A1" office:value-type="string">
            <text:p text:style-name="P28">20</text:p>
          </table:table-cell>
          <table:table-cell table:style-name="Table2.A1" office:value-type="string">
            <text:p text:style-name="P28">1</text:p>
          </table:table-cell>
          <table:table-cell table:style-name="Table2.A1" office:value-type="string">
            <text:list xml:id="list183408009202523" text:continue-list="list981170714" text:style-name="WWNum2">
              <text:list-item>
                <text:p text:style-name="P29">Run (9)</text:p>
              </text:list-item>
              <text:list-item>
                <text:p text:style-name="P30">Swim (9)</text:p>
              </text:list-item>
              <text:list-item>
                <text:p text:style-name="P29">Overland (2)</text:p>
              </text:list-item>
            </text:list>
          </table:table-cell>
          <table:table-cell table:style-name="Table2.A1" office:value-type="string">
            <text:list xml:id="list183406815081681" text:continue-list="list2040421184" text:style-name="WWNum1">
              <text:list-item>
                <text:p text:style-name="P9">Burn -1 / x3 / -- / 10P</text:p>
              </text:list-item>
              <text:list-item>
                <text:p text:style-name="P9">Move / x3 / +1B / 10P</text:p>
              </text:list-item>
              <text:list-item>
                <text:p text:style-name="P9">Overland +1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Healing Water</text:p>
          </table:table-cell>
          <table:table-cell table:style-name="Table2.A1" office:value-type="string">
            <text:p text:style-name="P21">Buff, One Target</text:p>
          </table:table-cell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21">E</text:p>
          </table:table-cell>
          <table:table-cell table:style-name="Table2.A1" office:value-type="string">
            <text:list xml:id="list155909995190586" text:style-name="WWNum1">
              <text:list-item>
                <text:p text:style-name="P20">Heal (2d6)</text:p>
              </text:list-item>
              <text:list-item>
                <text:p text:style-name="P20">Revives</text:p>
              </text:list-item>
            </text:list>
          </table:table-cell>
          <table:table-cell table:style-name="Table2.A1" office:value-type="string">
            <text:list xml:id="list183407507054504" text:continue-numbering="true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4">Wall of Water</text:p>
          </table:table-cell>
          <table:table-cell table:style-name="Table2.A1" office:value-type="string">
            <text:p text:style-name="P25">Utility, Half Action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8/<text:span text:style-name="T1">1</text:span></text:p>
          </table:table-cell>
          <table:table-cell table:style-name="Table2.A1" office:value-type="string">
            <text:list xml:id="list183406172214215" text:continue-list="list183408009202523" text:style-name="WWNum2">
              <text:list-item>
                <text:p text:style-name="P26">Wall (<text:span text:style-name="T1">2</text:span> hex / <text:span text:style-name="T1">5</text:span>0 HP / <text:span text:style-name="T1">250 kg</text:span>)</text:p>
              </text:list-item>
              <text:list-item>
                <text:p text:style-name="P27">Armor (2/6/0)</text:p>
              </text:list-item>
              <text:list-item>
                <text:p text:style-name="P27">Anyone with a Swim speed can move through the wall at a cost of 3 movement</text:p>
              </text:list-item>
              <text:list-item>
                <text:p text:style-name="P27">Every 2 hexes of wall requires Burn (1) maintenance</text:p>
              </text:list-item>
            </text:list>
          </table:table-cell>
          <table:table-cell table:style-name="Table2.A1" office:value-type="string">
            <text:list xml:id="list183407252342483" text:continue-list="list183406815081681" text:style-name="WWNum1">
              <text:list-item>
                <text:p text:style-name="P9">Area x2 / x3 / +1B / 10P</text:p>
              </text:list-item>
              <text:list-item>
                <text:p text:style-name="P9">Burn -1 / x3 / -- / 10P</text:p>
              </text:list-item>
              <text:list-item>
                <text:p text:style-name="P9">Wall HP / x3 / 0B / 10P</text:p>
              </text:list-item>
              <text:list-item>
                <text:p text:style-name="P9">Wall Weight / x3 / 0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24">Water Blast</text:p>
          </table:table-cell>
          <table:table-cell table:style-name="Table2.A6" office:value-type="string">
            <text:p text:style-name="P24">Attack, Ranged, One Target</text:p>
          </table:table-cell>
          <table:table-cell table:style-name="Table2.A6" office:value-type="string">
            <text:p text:style-name="P24">20</text:p>
          </table:table-cell>
          <table:table-cell table:style-name="Table2.A6" office:value-type="string">
            <text:p text:style-name="P24">6</text:p>
          </table:table-cell>
          <table:table-cell table:style-name="Table2.A6" office:value-type="string">
            <text:list xml:id="list183408145355399" text:continue-list="list183406172214215" text:style-name="WWNum2">
              <text:list-item>
                <text:p text:style-name="P22">Damage (2d8 + SKL) (Physical, Smash)</text:p>
              </text:list-item>
              <text:list-item>
                <text:p text:style-name="P22">Knock (2)</text:p>
              </text:list-item>
              <text:list-item>
                <text:p text:style-name="P22">Extra Knock (2)</text:p>
              </text:list-item>
              <text:list-item>
                <text:p text:style-name="P22">Range Band (4)</text:p>
              </text:list-item>
            </text:list>
          </table:table-cell>
          <table:table-cell table:style-name="Table2.A6" office:value-type="string">
            <text:list xml:id="list173152193904621" text:style-name="WWNum1">
              <text:list-item>
                <text:p text:style-name="P9">Accuracy +2 / x2 / +0B / 10P</text:p>
              </text:list-item>
              <text:list-item>
                <text:p text:style-name="P9">Burn -1 / x3 / +0B / 10P</text:p>
              </text:list-item>
              <text:list-item>
                <text:p text:style-name="P9">Dmg Die / x3 / +1B / 10P</text:p>
              </text:list-item>
              <text:list-item>
                <text:p text:style-name="P9">Dmg Die / x3 / -2A / 10P</text:p>
              </text:list-item>
              <text:list-item>
                <text:p text:style-name="P9">Knock +1 / x1 / +1B / 10P</text:p>
              </text:list-item>
              <text:list-item>
                <text:p text:style-name="P9">Knock Dice +1 / x2 / +1B / 10P 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33">Water Breathing</text:p>
          </table:table-cell>
          <table:table-cell table:style-name="Table2.A6" office:value-type="string">
            <text:p text:style-name="P33">Trait</text:p>
          </table:table-cell>
          <table:table-cell table:style-name="Table2.A6" office:value-type="string">
            <text:p text:style-name="P33">20</text:p>
          </table:table-cell>
          <table:table-cell table:style-name="Table2.A6" office:value-type="string">
            <text:p text:style-name="P33">0</text:p>
          </table:table-cell>
          <table:table-cell table:style-name="Table2.A6" office:value-type="string">
            <text:list xml:id="list183407976410505" text:continue-list="list183408145355399" text:style-name="WWNum2">
              <text:list-item>
                <text:p text:style-name="P34">Can breathe underwater</text:p>
              </text:list-item>
              <text:list-item>
                <text:p text:style-name="P34">Resist (1) (Gas, Choking)</text:p>
              </text:list-item>
            </text:list>
          </table:table-cell>
          <table:table-cell table:style-name="Table2.A6" office:value-type="string">
            <text:list xml:id="list183407129021936" text:continue-list="list173152193904621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4">Water Spray</text:p>
          </table:table-cell>
          <table:table-cell table:style-name="Table2.A1" office:value-type="string">
            <text:p text:style-name="P24">Attack, Point Blank, Area</text:p>
          </table:table-cell>
          <table:table-cell table:style-name="Table2.A1" office:value-type="string">
            <text:p text:style-name="P24">20</text:p>
          </table:table-cell>
          <table:table-cell table:style-name="Table2.A1" office:value-type="string">
            <text:p text:style-name="P24">8</text:p>
          </table:table-cell>
          <table:table-cell table:style-name="Table2.A1" office:value-type="string">
            <text:list xml:id="list183406775406057" text:continue-list="list183407976410505" text:style-name="WWNum2">
              <text:list-item>
                <text:p text:style-name="P22">Damage (2d6 + SKL) (Physical, Smash)</text:p>
              </text:list-item>
              <text:list-item>
                <text:p text:style-name="P22">Knock (2)</text:p>
              </text:list-item>
              <text:list-item>
                <text:p text:style-name="P22">Cone (3)</text:p>
              </text:list-item>
            </text:list>
          </table:table-cell>
          <table:table-cell table:style-name="Table2.A1" office:value-type="string">
            <text:list xml:id="list183406340656159" text:continue-list="list183407129021936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1">Watery Grave</text:p>
          </table:table-cell>
          <table:table-cell table:style-name="Table2.A1" office:value-type="string">
            <text:p text:style-name="P31">Attack, Ranged, One Target</text:p>
          </table:table-cell>
          <table:table-cell table:style-name="Table2.A1" office:value-type="string">
            <text:p text:style-name="P31">20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list xml:id="list183406134701972" text:continue-list="list183407507054504" text:style-name="WWNum1">
              <text:list-item>
                <text:p text:style-name="P32">Entangle (4d6) (2/4/x)</text:p>
              </text:list-item>
              <text:list-item>
                <text:p text:style-name="P32">Each Round: Damage (1d6) (Penetrating, Drowning)</text:p>
              </text:list-item>
              <text:list-item>
                <text:p text:style-name="P32">Range Band (4)</text:p>
              </text:list-item>
            </text:list>
          </table:table-cell>
          <table:table-cell table:style-name="Table2.A1" office:value-type="string">
            <text:list xml:id="list183407599926878" text:continue-list="list183406775406057" text:style-name="WWNum2">
              <text:list-item>
                <text:p text:style-name="P13">Accuracy +2 / x2 / +0B / 10P</text:p>
              </text:list-item>
              <text:list-item>
                <text:p text:style-name="P13">Armor / x3 / +0B / 10P</text:p>
              </text:list-item>
              <text:list-item>
                <text:p text:style-name="P13"><text:span text:style-name="T3">Damage</text:span> Die Step / x2 / +1B / 10P</text:p>
              </text:list-item>
              <text:list-item>
                <text:p text:style-name="P13">Entangle Die / x3 / +1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24">Watery Sheen</text:p>
          </table:table-cell>
          <table:table-cell table:style-name="Table2.A6" office:value-type="string">
            <text:p text:style-name="P24">Armor, Activated, <text:span text:style-name="T4">Self or Others</text:span></text:p>
          </table:table-cell>
          <table:table-cell table:style-name="Table2.A6" office:value-type="string">
            <text:p text:style-name="P24">20</text:p>
          </table:table-cell>
          <table:table-cell table:style-name="Table2.A6" office:value-type="string">
            <text:p text:style-name="P24">2/<text:span text:style-name="T4">4</text:span></text:p>
          </table:table-cell>
          <table:table-cell table:style-name="Table2.A6" office:value-type="string">
            <text:list xml:id="list183407772295272" text:continue-list="list183406134701972" text:style-name="WWNum1">
              <text:list-item>
                <text:p text:style-name="P23">Armor (2/4/0)</text:p>
              </text:list-item>
              <text:list-item>
                <text:p text:style-name="P23">Resist (1) (Fire, Heat)</text:p>
              </text:list-item>
              <text:list-item>
                <text:p text:style-name="P23">Armor does not work against physical piercing attacks</text:p>
              </text:list-item>
            </text:list>
          </table:table-cell>
          <table:table-cell table:style-name="Table2.A6" office:value-type="string">
            <text:list xml:id="list183407600645691" text:continue-numbering="true" text:style-name="WWNum1">
              <text:list-item>
                <text:p text:style-name="P11">Armor / x3 / +0B / 10P</text:p>
              </text:list-item>
              <text:list-item>
                <text:p text:style-name="P11">Burn -1 / x3 / +0B / 10P</text:p>
              </text:list-item>
              <text:list-item>
                <text:p text:style-name="P15">Resist +1 / x2 / +1B / 20P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>
      <style:text-properties fo:font-size="7pt" style:font-size-asian="6.09999990463257pt" style:font-size-complex="7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8</meta:editing-cycles>
    <meta:creation-date>2022-06-06T19:36:00</meta:creation-date>
    <dc:date>2023-01-07T18:34:05.937000000</dc:date>
    <meta:editing-duration>PT7H11M5S</meta:editing-duration>
    <meta:generator>LibreOffice/7.4.2.3$Windows_X86_64 LibreOffice_project/382eef1f22670f7f4118c8c2dd222ec7ad009daf</meta:generator>
    <meta:document-statistic meta:table-count="2" meta:image-count="0" meta:object-count="0" meta:page-count="1" meta:paragraph-count="109" meta:word-count="485" meta:character-count="1934" meta:non-whitespace-character-count="1612"/>
    <meta:user-defined meta:name="AppVersion">16.0000</meta:user-defined>
    <meta:template xlink:type="simple" xlink:actuate="onRequest" xlink:title="Normal.dotm" xlink:href=""/>
  </office:meta>
</office:document-meta>
</file>